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4174" officeooo:paragraph-rsid="000f4174"/>
    </style:style>
    <style:style style:name="P2" style:family="paragraph" style:parent-style-name="Standard">
      <style:paragraph-properties fo:break-before="page"/>
      <style:text-properties officeooo:rsid="000f4174" officeooo:paragraph-rsid="000f417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3" text:anchor-type="paragraph" svg:x="-0.0327in" svg:y="-0.0335in" svg:width="5.5744in" svg:height="4.26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Object4" text:anchor-type="paragraph" svg:x="0.1335in" svg:y="3.5783in" svg:width="5.7626in" svg:height="4.483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The times represented in the charts include time to read in data and compute 50 iterations of PLM with a 50,000-SNP input file (~2 GB). <text:s/>This includes CPU prep time, MPI communication time, and CPU&lt;-&gt;GPU transfer time.</text:p>
      <text:p text:style-name="Standard"><draw:frame draw:style-name="fr1" draw:name="Object1" text:anchor-type="paragraph" svg:x="1.5134in" svg:y="0.1457in" svg:width="5.3508in" svg:height="4.325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x="0.0217in" svg:y="4.2783in" svg:width="5.5508in" svg:height="4.5091in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05-05T14:02:26</meta:creation-date>
    <dc:date>2011-05-05T17:24:54</dc:date>
    <dc:creator>Peter Bailey</dc:creator>
    <meta:editing-duration>PT00H07M58S</meta:editing-duration>
    <meta:editing-cycles>2</meta:editing-cycles>
    <meta:generator>OpenOffice.org/3.2$Unix OpenOffice.org_project/320m19$Build-9505</meta:generator>
    <meta:document-statistic meta:table-count="0" meta:image-count="0" meta:object-count="4" meta:page-count="2" meta:paragraph-count="1" meta:word-count="37" meta:character-count="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cm" svg:height="10.985cm" xlink:href="." chart:class="chart:scatter" chart:style-name="ch1">
        <chart:title svg:x="4.519cm" svg:y="0.22cm" chart:style-name="ch2">
          <text:p>GPU PLM on Longhorn</text:p>
        </chart:title>
        <chart:plot-area chart:style-name="ch3" chart:data-source-has-labels="both" svg:x="0.341cm" svg:y="0.942cm" svg:width="12.978cm" svg:height="9.806cm">
          <chart:axis chart:dimension="x" chart:name="primary-x" chart:style-name="ch4">
            <chart:title svg:x="6.692cm" svg:y="10.395cm" chart:style-name="ch5">
              <text:p>GPUs</text:p>
            </chart:title>
            <chart:categories table:cell-range-address="local-table.$A$2:.$A$7"/>
          </chart:axis>
          <chart:axis chart:dimension="y" chart:name="primary-y" chart:style-name="ch6">
            <chart:title svg:x="0.272cm" svg:y="7.808cm" chart:style-name="ch7">
              <text:p>Total time per SNP per iteration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892965446858143">
                <text:p>0.00000892965446858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27139524712057">
                <text:p>0.00000527139524712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10999507945765">
                <text:p>0.0000031099950794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1" chart:maximum="4.5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8cm" svg:height="11.452cm" xlink:href="." chart:class="chart:scatter" chart:style-name="ch1">
        <chart:title svg:x="4.773cm" svg:y="0.23cm" chart:style-name="ch2">
          <text:p>GPU PLM on Longhorn</text:p>
        </chart:title>
        <chart:plot-area chart:style-name="ch3" chart:data-source-has-labels="both" svg:x="0.361cm" svg:y="0.962cm" svg:width="13.456cm" svg:height="10.233cm">
          <chart:axis chart:dimension="x" chart:name="primary-x" chart:style-name="ch4">
            <chart:title svg:x="6.951cm" svg:y="10.852cm" chart:style-name="ch5">
              <text:p>GPUs</text:p>
            </chart:title>
            <chart:categories table:cell-range-address="local-table.$A$2:.$A$7"/>
          </chart:axis>
          <chart:axis chart:dimension="y" chart:name="primary-y" chart:style-name="ch6">
            <chart:title svg:x="0.282cm" svg:y="6.718cm" chart:style-name="ch7">
              <text:p>Total time (s)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.4994">
                <text:p>24.4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4626">
                <text:p>14.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5325825">
                <text:p>8.5325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58cm" svg:height="10.821cm" xlink:href="." chart:class="chart:scatter" chart:style-name="ch1">
        <chart:title svg:x="4.354cm" svg:y="0.217cm" chart:style-name="ch2">
          <text:p>CPU MPI PLM on Longhorn</text:p>
        </chart:title>
        <chart:plot-area chart:style-name="ch3" chart:data-source-has-labels="both" svg:x="0.365cm" svg:y="0.936cm" svg:width="13.51cm" svg:height="9.654cm">
          <chart:axis chart:dimension="x" chart:name="primary-x" chart:style-name="ch4">
            <chart:title svg:x="6.625cm" svg:y="10.234cm" chart:style-name="ch5">
              <text:p>CPU cores</text:p>
            </chart:title>
            <chart:categories table:cell-range-address="local-table.$A$2:.$A$7"/>
          </chart:axis>
          <chart:axis chart:dimension="y" chart:name="primary-y" chart:style-name="ch6">
            <chart:title svg:x="0.284cm" svg:y="6.125cm" chart:style-name="ch7">
              <text:p>total time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.9253">
                <text:p>33.92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1811">
                <text:p>17.1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.3028225">
                <text:p>10.3028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7cm" xlink:href="." chart:class="chart:scatter" chart:style-name="ch1">
        <chart:title svg:x="4.593cm" svg:y="0.228cm" chart:style-name="ch2">
          <text:p>CPU MPI PLM on Longhorn</text:p>
        </chart:title>
        <chart:plot-area chart:style-name="ch3" chart:data-source-has-labels="both" svg:x="0.383cm" svg:y="0.958cm" svg:width="13.961cm" svg:height="10.176cm">
          <chart:axis chart:dimension="x" chart:name="primary-x" chart:style-name="ch4">
            <chart:title svg:x="6.868cm" svg:y="10.789cm" chart:style-name="ch5">
              <text:p>CPU cores</text:p>
            </chart:title>
            <chart:categories table:cell-range-address="local-table.$A$2:.$A$7"/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123652500364485">
                <text:p>0.00001236525003644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626224668318997">
                <text:p>0.0000062622466831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375522033095203">
                <text:p>0.00000375522033095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